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r</text:span><text:span text:style-name="T1">c</text:span><text:span text:style-name="T1">u</text:span><text:span text:style-name="T1">i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0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1"><text:s text:c="2"/></text:span><text:span text:style-name="T11">Simulate the natural response of the circuit, using the boundary conditions V(6) and V(8) as obtained in 2) (use Ngspice directive .ic V(6)=... v(9)=...). Use Ngpice’s transient analysis mode to get v</text:span><text:span text:style-name="T12">6</text:span><text:span text:style-name="T11">(t) in the interval [0, 20] ms. Plot the result.</text:span></text:p>
              </text:list-item>
              <text:list-item>
                <text:p text:style-name="P16"><text:span text:style-name="T11"><text:s text:c="2"/></text:span><text:span text:style-name="T11">Simulate the natural and forced response on node 6 by repeating step <text:s/>3) with v</text:span><text:span text:style-name="T12">s</text:span><text:span text:style-name="T11">(t) as given in Fig. 1 and f=1kHz. Plot both the stimulus and the response.</text:span></text:p>
              </text:list-item>
              <text:list-item>
                <text:p text:style-name="P16"><text:span text:style-name="T11"><text:s text:c="2"/></text:span><text:span text:style-name="T11">Simulate the frequency response in node 6 (frequency logscale, magnitude in dB, phase in degrees) for the frequency range 0.1 Hz to 1 MHz. </text:span><text:span text:style-name="T10">Plot both v</text:span><text:span text:style-name="T13">s</text:span><text:span text:style-name="T10">(f) and v</text:span><text:span text:style-name="T13">6</text:span><text:span text:style-name="T10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7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</text:span><text:span text:style-name="T10">in all branches for t&lt;0. Print a table with the results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</text:span><text:span text:style-name="T11">terminals. Suggestion: make V</text:span><text:span text:style-name="T12">s</text:span><text:span text:style-name="T11">=0 and replace the capacitor with a voltage </text:span><text:span text:style-name="T11">source V</text:span><text:span text:style-name="T12">x</text:span><text:span text:style-name="T11">= V(6)-V(8), where V(6) and V(8) are the voltages in nodes 6 and </text:span><text:span text:style-name="T11">8 as obtained in 1); run nodal analysis to determine the current I</text:span><text:span text:style-name="T12">x</text:span><text:span text:style-name="T11"> supplied </text:span><text:span text:style-name="T11">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</text:span><text:span text:style-name="T11">Explain why you need this procedure, and p</text:span><text:span text:style-name="T10">rint a table with the computed </text:span><text:span text:style-name="T10">results.</text:span></text:p>
              </text:list-item>
              <text:list-item>
                <text:p text:style-name="P16"><text:span text:style-name="T11"><text:s text:c="2"/></text:span><text:span text:style-name="T11">With the results obtained in 2), determine the natural solution v</text:span><text:span text:style-name="T12">6n</text:span><text:span text:style-name="T11">(t), in the </text:span><text:span text:style-name="T11">interval [0, 20] ms, using the </text:span><text:span text:style-name="T15">capacitor voltage</text:span><text:span text:style-name="T11"> V</text:span><text:span text:style-name="T12">x</text:span><text:span text:style-name="T11"> </text:span><text:span text:style-name="T10">for t&lt;0 as the initial </text:span><text:span text:style-name="T10">condition. Plot the result, identifying all axes, signals displayed and units </text:span><text:span text:style-name="T10">used.</text:span></text:p>
              </text:list-item>
              <text:list-item>
                <text:p text:style-name="P16"><text:span text:style-name="T11"><text:s text:c="2"/></text:span><text:span text:style-name="T11">Determine the forced solution v</text:span><text:span text:style-name="T12">6f</text:span><text:span text:style-name="T11">(t) in the same interval. Suggestion: use </text:span><text:span text:style-name="T11">a phasor voltage source V</text:span><text:span text:style-name="T12">s</text:span><text:span text:style-name="T11">; replace C with its impedance Z</text:span><text:span text:style-name="T12">C</text:span><text:span text:style-name="T11">; run nodal </text:span><text:span text:style-name="T11">analysis to determine the phasor voltages in all nodes. </text:span><text:span text:style-name="T10">Print a table with </text:span><text:span text:style-name="T10">the results.</text:span></text:p>
              </text:list-item>
              <text:list-item>
                <text:p text:style-name="P16"><text:span text:style-name="T11"><text:s text:c="2"/></text:span><text:span text:style-name="T11">Determine the final total solution v</text:span><text:span text:style-name="T12">6</text:span><text:span text:style-name="T11">(t), converting the phasors to real time </text:span><text:span text:style-name="T11">functions for f=1KHz, and superimposing the natural and forced solutions. </text:span><text:span text:style-name="T11">Plot both v</text:span><text:span text:style-name="T12">s</text:span><text:span text:style-name="T11">(t) and v</text:span><text:span text:style-name="T12">6</text:span><text:span text:style-name="T11">(t) in the same figure in the interval [</text:span><text:span text:style-name="T16">-5</text:span><text:span text:style-name="T11">, </text:span><text:span text:style-name="T16">20</text:span><text:span text:style-name="T11">] ms</text:span><text:span text:style-name="T10">.</text:span></text:p>
              </text:list-item>
              <text:list-item>
                <text:p text:style-name="P16"><text:span text:style-name="T11"><text:s text:c="2"/></text:span><text:span text:style-name="T11">Determine the frequency responses v</text:span><text:span text:style-name="T12">c</text:span><text:span text:style-name="T11">(f)=v</text:span><text:span text:style-name="T12">6</text:span><text:span text:style-name="T11">(f)-v</text:span><text:span text:style-name="T12">8</text:span><text:span text:style-name="T11">(f), and v</text:span><text:span text:style-name="T12">6</text:span><text:span text:style-name="T11">(f) <text:s/>(frequency </text:span><text:span text:style-name="T11">logscale magnitude in dB, phase in degrees) for frequency range 0.1 Hz to </text:span><text:span text:style-name="T11">1 MHz. Plot v</text:span><text:span text:style-name="T12">s</text:span><text:span text:style-name="T11">(f), </text:span><text:span text:style-name="T10"><text:s/>v</text:span><text:span text:style-name="T13">c</text:span><text:span text:style-name="T10">(f) <text:s/>and v</text:span><text:span text:style-name="T13">6</text:span><text:span text:style-name="T10">(f) in the same figure and explain how and </text:span><text:span text:style-name="T10">why they differ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7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/></text:span><text:span text:style-name="T10">The Python script, </text:span><text:span text:style-name="T17">t2_datagen.m</text:span><text:span text:style-name="T10"> output should be redirected to a file </text:span><text:span text:style-name="T17">data.txt</text:span><text:span text:style-name="T10"> using bash’s “&gt;” facility. </text:span></text:p>
              </text:list-item>
              <text:list-item>
                <text:p text:style-name="P16"><text:span text:style-name="T11"><text:s/></text:span><text:span text:style-name="T11">The octave script should read and use the data file </text:span><text:span text:style-name="T17">data.txt, </text:span><text:span text:style-name="T10">and</text:span><text:span text:style-name="T17"> </text:span><text:span text:style-name="T10">output a data file for Ngspice (directive .include). Use file I/O functions such as </text:span><text:span text:style-name="T17">fprintf</text:span><text:span text:style-name="T10"> and </text:span><text:span text:style-name="T17">fscanf.</text:span></text:p>
              </text:list-item>
              <text:list-item>
                <text:p text:style-name="P16"><text:span text:style-name="T11"><text:s/></text:span><text:span text:style-name="T11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1"><text:s/></text:span><text:span text:style-name="T11">Produce all tables and plots required in the simulation and analysis sections</text:span></text:p>
              </text:list-item>
              <text:list-item>
                <text:p text:style-name="P16"><text:span text:style-name="T11"><text:s/></text:span><text:span text:style-name="T11">Compare Octave and Ngspice results </text:span><text:span text:style-name="T15">side by side</text:span><text:span text:style-name="T11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01</meta:editing-cycles>
    <meta:creation-date>2014-07-21T10:31:21</meta:creation-date>
    <dc:date>2021-04-01T22:03:33.536735910</dc:date>
    <meta:editing-duration>P2DT16H42M21S</meta:editing-duration>
    <meta:generator>LibreOffice/6.0.7.3$Linux_X86_64 LibreOffice_project/00m0$Build-3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